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e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 ent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air the work in sheets here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 classes, do flow in netbeans struts ap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de struts or servlets simple?</text:p>
          </table:table-cell>
          <table:table-cell table:number-columns-repeated="3"/>
          <table:table-cell office:value-type="string" calcext:value-type="string">
            <text:p>anyday you can do all with struts only, it can do all servlets work, just us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4"/>
        </table:table-row>
      </table:table>
      <table:table table:name="allgyan" table:style-name="ta1">
        <table:table-column table:style-name="co2" table:default-cell-style-name="ce5"/>
        <table:table-column table:style-name="co1" table:number-columns-repeated="12" table:default-cell-style-name="ce5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e all complaints, along with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</table:table-row>
        <table:table-row table:style-name="ro2" table:number-rows-repeated="3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2"/>
        </table:table-row>
        <table:table-row table:style-name="ro2" table:number-rows-repeated="6">
          <table:table-cell table:number-columns-repeated="13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0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2"/>
        </table:table-row>
        <table:table-row table:style-name="ro2" table:number-rows-repeated="17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0:03:58.79993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01:13:50.581721099</dc:date>
    <meta:editing-duration>PT5H23M41S</meta:editing-duration>
    <meta:editing-cycles>11</meta:editing-cycles>
    <meta:generator>LibreOffice/4.2.3.3$Linux_X86_64 LibreOffice_project/420m0$Build-3</meta:generator>
    <meta:document-statistic meta:table-count="2" meta:cell-count="143" meta:object-count="0"/>
  </office:meta>
</office:document-meta>
</file>